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Noto Sans', Ubuntu, 'Droid Sans'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172b4d" style:font-name="apple-system" fo:font-size="10pt" fo:letter-spacing="normal" fo:font-style="normal" fo:font-weight="normal" style:font-size-asian="10pt" style:font-size-complex="10pt"/>
    </style:style>
    <style:style style:name="P4" style:family="paragraph" style:parent-style-name="Text_20_body" style:list-style-name="L1">
      <style:paragraph-properties fo:margin-left="0.635cm" fo:margin-right="0.212cm" fo:margin-top="0.212cm" fo:margin-bottom="0.212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.635cm" fo:margin-right="0.212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pt" fo:letter-spacing="normal" fo:font-style="normal" fo:font-weight="normal" style:font-size-asian="10pt" style:font-size-complex="10pt"/>
    </style:style>
    <style:style style:name="P6" style:family="paragraph" style:parent-style-name="Text_20_body" style:list-style-name="L3">
      <style:paragraph-properties fo:margin-left="0.635cm" fo:margin-right="0.212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pt" fo:letter-spacing="normal" fo:font-style="normal" fo:font-weight="normal" style:font-size-asian="10pt" style:font-size-complex="10pt"/>
    </style:style>
    <style:style style:name="P7" style:family="paragraph" style:parent-style-name="Text_20_body" style:list-style-name="L1">
      <style:paragraph-properties fo:margin-left="1.27cm" fo:margin-right="0.423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3">
      <style:paragraph-properties fo:margin-left="1.27cm" fo:margin-right="0.423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pt" fo:letter-spacing="normal" fo:font-style="normal" fo:font-weight="normal" style:font-size-asian="10pt" style:font-size-complex="10pt"/>
    </style:style>
    <style:style style:name="P9" style:family="paragraph" style:parent-style-name="Text_20_body" style:list-style-name="L1">
      <style:paragraph-properties fo:margin-left="1.27cm" fo:margin-right="0.423cm" fo:margin-top="0.212cm" fo:margin-bottom="0.212cm" loext:contextual-spacing="false" fo:orphans="2" fo:widows="2" fo:text-indent="0cm" style:auto-text-indent="false" fo:padding="0cm" fo:border="none"/>
    </style:style>
    <style:style style:name="P10" style:family="paragraph" style:parent-style-name="Horizontal_20_Line">
      <style:text-properties fo:font-size="10pt" style:font-size-asian="10pt" style:font-size-complex="10pt"/>
    </style:style>
    <style:style style:name="P11" style:family="paragraph" style:parent-style-name="Quotations" style:list-style-name="L1">
      <style:paragraph-properties fo:margin-left="3.196cm" fo:margin-right="1.635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6b778c" style:font-name="apple-system" fo:font-size="10pt" fo:letter-spacing="normal" fo:font-style="normal" fo:font-weight="normal" style:font-size-asian="10pt" style:font-size-complex="10pt"/>
    </style:style>
    <style:style style:name="P12" style:family="paragraph" style:parent-style-name="Quotations" style:list-style-name="L3">
      <style:paragraph-properties fo:margin-left="3.196cm" fo:margin-right="1.635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6b778c" style:font-name="apple-system" fo:font-size="10pt" fo:letter-spacing="normal" fo:font-style="normal" fo:font-weight="normal" style:font-size-asian="10pt" style:font-size-complex="10pt"/>
    </style:style>
    <style:style style:name="P13" style:family="paragraph" style:parent-style-name="Heading_20_3">
      <style:text-properties fo:font-variant="normal" fo:text-transform="none" fo:color="#172b4d" style:font-name="apple-system" fo:font-size="10pt" fo:letter-spacing="normal" fo:font-style="normal" fo:font-weight="bold" style:font-size-asian="10pt" style:font-size-complex="10pt"/>
    </style:style>
    <style:style style:name="T1" style:family="text">
      <style:text-properties fo:font-variant="normal" fo:text-transform="none" fo:color="#172b4d" style:font-name="apple-system" fo:font-size="10.5pt" fo:letter-spacing="normal" fo:font-style="normal" fo:font-weight="bold"/>
    </style:style>
    <style:style style:name="T2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172b4d" style:font-name="apple-system" fo:letter-spacing="normal" fo:font-style="normal" fo:font-weight="bold"/>
    </style:style>
    <style:style style:name="T4" style:family="text">
      <style:text-properties fo:font-variant="normal" fo:text-transform="none" fo:color="#172b4d" style:font-name="apple-system" fo:letter-spacing="normal" fo:font-style="normal" fo:font-weight="normal"/>
    </style:style>
    <style:style style:name="T5" style:family="text">
      <style:text-properties fo:font-variant="normal" fo:text-transform="none" fo:color="#172b4d" style:font-name="apple-system" fo:font-size="10pt" fo:letter-spacing="normal" fo:font-style="normal" fo:font-weight="bold" style:font-size-asian="10pt" style:font-size-complex="10pt"/>
    </style:style>
    <style:style style:name="T6" style:family="text">
      <style:text-properties fo:font-variant="normal" fo:text-transform="none" fo:color="#172b4d" style:font-name="apple-system" fo:font-size="10pt" fo:letter-spacing="normal" fo:font-style="normal" fo:font-weight="normal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Pesquisar Peça sem Endereço:</text:h>
      <text:p text:style-name="P2"><text:span text:style-name="Strong_20_Emphasis"><text:span text:style-name="T5">DESKTOP</text:span></text:span></text:p>
      <text:list xml:id="list1457757954" text:style-name="L1">
        <text:list-item>
          <text:p text:style-name="P4"><text:span text:style-name="T6">SIM &gt; Estoque Loja &gt; Transferências &gt;<text:line-break/></text:span><text:span text:style-name="Strong_20_Emphasis"><text:span text:style-name="T5">Recebimento de Mercadoria</text:span></text:span></text:p>
          <text:list>
            <text:list-item>
              <text:p text:style-name="P7">Filtros</text:p>
              <text:list>
                <text:list-item>
                  <text:p text:style-name="P11">Abastecimento</text:p>
                </text:list-item>
                <text:list-item>
                  <text:p text:style-name="P11">Cross</text:p>
                </text:list-item>
              </text:list>
            </text:list-item>
            <text:list-item>
              <text:p text:style-name="P9"><text:span text:style-name="T6">Escolher um Romaneio que contenha peças sem alocação de endereço (Coluna </text:span><text:span text:style-name="Emphasis"><text:span text:style-name="T6">Endereço</text:span></text:span><text:span text:style-name="T6">)</text:span></text:p>
              <text:list>
                <text:list-item>
                  <text:p text:style-name="P11">5636801</text:p>
                </text:list-item>
              </text:list>
            </text:list-item>
            <text:list-item>
              <text:p text:style-name="P7">Escolher um Item</text:p>
              <text:list>
                <text:list-item>
                  <text:p text:style-name="P11">Peça: 0079-003-0184</text:p>
                </text:list-item>
              </text:list>
            </text:list-item>
          </text:list>
        </text:list-item>
        <text:list-item>
          <text:p text:style-name="P4"><text:span text:style-name="T6">SIM &gt; Estoque Loja &gt; Controle de Vitrine &gt;<text:line-break/></text:span><text:span text:style-name="Strong_20_Emphasis"><text:span text:style-name="T5">Listagem de Peças de Vitrine</text:span></text:span></text:p>
          <text:list>
            <text:list-item>
              <text:p text:style-name="P7">Incluir Item na Vitrine (F2)</text:p>
            </text:list-item>
            <text:list-item>
              <text:p text:style-name="P7">Confirmar Item na Vitrine</text:p>
            </text:list-item>
          </text:list>
        </text:list-item>
        <text:list-item>
          <text:p text:style-name="P4"><text:span text:style-name="T6">SIM &gt; Estoque Loja &gt;Estoque &gt;<text:line-break/></text:span><text:span text:style-name="Strong_20_Emphasis"><text:span text:style-name="T5">Endereçamento de Peça</text:span></text:span></text:p>
          <text:list>
            <text:list-item>
              <text:p text:style-name="P7">Buscar o Item</text:p>
            </text:list-item>
          </text:list>
        </text:list-item>
      </text:list>
      <text:p text:style-name="P2"><text:span text:style-name="Strong_20_Emphasis"><text:span text:style-name="T5">Obs:</text:span></text:span><text:span text:style-name="T6"> Para verificar com um Fabricante Alternativo (grupos de itens compatíveis):</text:span></text:p>
      <text:list xml:id="list53704912" text:style-name="L2">
        <text:list-item>
          <text:p text:style-name="P5">SIM &gt; Estoque Loja &gt; Estoque &gt; Acompanhamento de Fabricantes Alternativos</text:p>
        </text:list-item>
      </text:list>
      <text:p text:style-name="P10"/>
      <text:p text:style-name="P2"><text:span text:style-name="Strong_20_Emphasis"><text:span text:style-name="T5">MOBILE</text:span></text:span></text:p>
      <text:p text:style-name="P3">Obs; Tecla Enter submete os dados</text:p>
      <text:list xml:id="list757777890" text:style-name="L3">
        <text:list-item>
          <text:p text:style-name="P6">SIM &gt; Guarda de Peças Loja</text:p>
          <text:list>
            <text:list-item>
              <text:p text:style-name="P8">Na aba Geral (F2)</text:p>
              <text:list>
                <text:list-item>
                  <text:p text:style-name="P12">Entra com o Romaneio (conseguido pelo Desktop)</text:p>
                </text:list-item>
                <text:list-item>
                  <text:p text:style-name="P12">Entra com o Código (Mcar)</text:p>
                </text:list-item>
                <text:list-item>
                  <text:p text:style-name="P12">Localiza no Grid o Item</text:p>
                </text:list-item>
              </text:list>
            </text:list-item>
            <text:list-item>
              <text:p text:style-name="P8">Na aba Endereçamento (F3)</text:p>
              <text:list>
                <text:list-item>
                  <text:p text:style-name="P12"><text:soft-page-break/>Entra com o Código (Mcar)</text:p>
                </text:list-item>
                <text:list-item>
                  <text:p text:style-name="P12">Entra Cancelar para informar o novo Endereço</text:p>
                </text:list-item>
                <text:list-item>
                  <text:p text:style-name="P12">Clicar OK verifica se está disponível</text:p>
                </text:list-item>
                <text:list-item>
                  <text:p text:style-name="P12">Entra com o Código (Mcar)</text:p>
                </text:list-item>
                <text:list-item>
                  <text:p text:style-name="P12">Clica em Alocar para salvar o Item no novo Endereço. Se estiver tiver um Endereço Principal cadastrado, estará no grupo deste.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Noto Sans', Ubuntu, 'Droid Sans', 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1:26:40.849000000</meta:creation-date>
    <dc:date>2019-08-15T11:28:08.366000000</dc:date>
    <meta:editing-duration>PT1M28S</meta:editing-duration>
    <meta:editing-cycles>1</meta:editing-cycles>
    <meta:document-statistic meta:table-count="0" meta:image-count="0" meta:object-count="0" meta:page-count="2" meta:paragraph-count="30" meta:word-count="200" meta:character-count="1075" meta:non-whitespace-character-count="930"/>
    <meta:generator>LibreOffice/6.0.7.3$Windows_X86_64 LibreOffice_project/dc89aa7a9eabfd848af146d5086077aeed2ae4a5</meta:generator>
  </office:meta>
</office:document-meta>
</file>